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4"/>
          <table:table-cell table:style-name="ce4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1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1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1];[.G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office:value-type="string" calcext:value-type="string">
            <text:p>Allergy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table:style-name="ce5" office:value-type="string" calcext:value-type="string">
            <text:p>ALS</text:p>
          </table:table-cell>
          <table:table-cell table:formula="of:=COUNTIF([.B$2:.B$9741];[.G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1];[.G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1];[.G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1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1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1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1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1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1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1];[.G1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1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trialFibrillation</text:p>
          </table:table-cell>
          <table:table-cell table:formula="of:=COUNTIF([.B$2:.B$9741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1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1];[.G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1];[.G1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 table:number-columns-repeated="2"/>
          <table:table-cell table:style-name="Default" office:value-type="string" calcext:value-type="string">
            <text:p>BloodClotLeg</text:p>
          </table:table-cell>
          <table:table-cell table:formula="of:=COUNTIF([.B$2:.B$9741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loodClotLung</text:p>
          </table:table-cell>
          <table:table-cell table:formula="of:=COUNTIF([.B$2:.B$9741];[.G2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1];[.G2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1];[.G23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1];[.G2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table:style-name="Default" office:value-type="string" calcext:value-type="string">
            <text:p>CancerDigestive</text:p>
          </table:table-cell>
          <table:table-cell table:formula="of:=COUNTIF([.B$2:.B$9741];[.G2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table:number-columns-repeated="2"/>
          <table:table-cell office:value-type="string" calcext:value-type="string">
            <text:p>CancerGenitalFemale</text:p>
          </table:table-cell>
          <table:table-cell table:formula="of:=COUNTIF([.B$2:.B$9741];[.G2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1];[.G2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1];[.G2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1];[.G2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1];[.G3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Prostate</text:p>
          </table:table-cell>
          <table:table-cell table:formula="of:=COUNTIF([.B$2:.B$9741];[.G3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1];[.G3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741];[.G3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1];[.G3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1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ellulitis</text:p>
          </table:table-cell>
          <table:table-cell table:formula="of:=COUNTIF([.B$2:.B$9741];[.G3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1];[.G3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style-name="ce5" office:value-type="string" calcext:value-type="string">
            <text:p>COPD</text:p>
          </table:table-cell>
          <table:table-cell table:formula="of:=COUNTIF([.B$2:.B$9741];[.G3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1];[.G3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ugh</text:p>
          </table:table-cell>
          <table:table-cell table:formula="of:=COUNTIF([.B$2:.B$9741];[.G4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1];[.G4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1];[.G4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1];[.G4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1];[.G44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1];[.G4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DigestiveDisease</text:p>
          </table:table-cell>
          <table:table-cell table:formula="of:=COUNTIF([.B$2:.B$9741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1];[.G4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arDisease</text:p>
          </table:table-cell>
          <table:table-cell table:formula="of:=COUNTIF([.B$2:.B$9741];[.G48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1];[.G4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1];[.G5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style-name="Default" office:value-type="string" calcext:value-type="string">
            <text:p>EyeDisease</text:p>
          </table:table-cell>
          <table:table-cell table:formula="of:=COUNTIF([.B$2:.B$9741];[.G5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1];[.G5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1];[.G5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GenitalFemale</text:p>
          </table:table-cell>
          <table:table-cell table:formula="of:=COUNTIF([.B$2:.B$9741];[.G5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Genitourinary</text:p>
          </table:table-cell>
          <table:table-cell table:formula="of:=COUNTIF([.B$2:.B$9741];[.G5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1];[.G5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onarthrosis</text:p>
          </table:table-cell>
          <table:table-cell table:formula="of:=COUNTIF([.B$2:.B$9741];[.G5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out</text:p>
          </table:table-cell>
          <table:table-cell table:formula="of:=COUNTIF([.B$2:.B$9741];[.G5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1];[.G5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741];[.G6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Height</text:p>
          </table:table-cell>
          <table:table-cell table:formula="of:=COUNTIF([.B$2:.B$9741];[.G6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ematuria</text:p>
          </table:table-cell>
          <table:table-cell table:formula="of:=COUNTIF([.B$2:.B$9741];[.G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1];[.G6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1];[.G6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InflammatoryBowel</text:p>
          </table:table-cell>
          <table:table-cell table:formula="of:=COUNTIF([.B$2:.B$9741];[.G6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1];[.G6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1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1];[.G6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MacularDegen</text:p>
          </table:table-cell>
          <table:table-cell table:formula="of:=COUNTIF([.B$2:.B$9741];[.G6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MultipleSclerosis</text:p>
          </table:table-cell>
          <table:table-cell table:formula="of:=COUNTIF([.B$2:.B$9741];[.G7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1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cardialInfarction</text:p>
          </table:table-cell>
          <table:table-cell table:formula="of:=COUNTIF([.B$2:.B$9741];[.G7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pia</text:p>
          </table:table-cell>
          <table:table-cell table:formula="of:=COUNTIF([.B$2:.B$9741];[.G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1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1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1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1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vary</text:p>
          </table:table-cell>
          <table:table-cell table:formula="of:=COUNTIF([.B$2:.B$9741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office:value-type="string" calcext:value-type="string">
            <text:p>Parkinson</text:p>
          </table:table-cell>
          <table:table-cell table:formula="of:=COUNTIF([.B$2:.B$9741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1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1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1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sychiatricNeurological</text:p>
          </table:table-cell>
          <table:table-cell table:formula="of:=COUNTIF([.B$2:.B$9741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1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741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1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1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1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1];[.G8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1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1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1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1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1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1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1];[.G9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1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VascularSyst</text:p>
          </table:table-cell>
          <table:table-cell table:formula="of:=COUNTIF([.B$2:.B$9741];[.G9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Diges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OP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s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Bowel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Colitis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5"/>
          <table:table-cell table:number-columns-repeated="1018"/>
        </table:table-row>
        <table:table-row table:style-name="ro1" table:number-rows-repeated="366">
          <table:table-cell table:style-name="Default" table:number-columns-repeated="4"/>
          <table:table-cell table:number-columns-repeated="1019"/>
        </table:table-row>
        <table:table-row table:style-name="ro1" table:number-rows-repeated="154">
          <table:table-cell table:style-name="ce5" table:number-columns-repeated="4"/>
          <table:table-cell table:number-columns-repeated="1019"/>
        </table:table-row>
        <table:table-row table:style-name="ro1" table:number-rows-repeated="10476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ll.A1:all.D1048576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7T11:59:27.778242712</dc:date>
    <dc:creator>Aitor González</dc:creator>
    <meta:editing-duration>PT15H10M2S</meta:editing-duration>
    <meta:editing-cycles>425</meta:editing-cycles>
    <meta:generator>LibreOffice/7.3.4.2$Linux_X86_64 LibreOffice_project/30$Build-2</meta:generator>
    <meta:document-statistic meta:table-count="2" meta:cell-count="1952" meta:object-count="0"/>
  </office:meta>
</office:document-meta>
</file>